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333333" loext:opacity="100%" style:font-name="Chilanka" fo:font-size="21pt" fo:background-color="#ffffd7" style:font-size-asian="21pt" style:font-size-complex="21pt"/>
    </style:style>
    <style:style style:name="P2" style:family="paragraph" style:parent-style-name="Standard">
      <style:text-properties fo:color="#ff0000" loext:opacity="100%" style:font-name="Chilanka" fo:font-size="21pt" fo:font-weight="bold" fo:background-color="#ffffd7" style:font-size-asian="21pt" style:font-weight-asian="bold" style:font-size-complex="2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how saved wifi password using Mncli</text:p>
      <text:p text:style-name="P1"/>
      <text:p text:style-name="P1"/>
      <text:p text:style-name="P1">nmcli device wifi list</text:p>
      <text:p text:style-name="P1"/>
      <text:p text:style-name="P1">nmcli device wifi show-password</text:p>
      <text:p text:style-name="P1"/>
      <text:p text:style-name="P1">nmcli -g NAME connection show</text:p>
      <text:p text:style-name="P1"/>
      <text:p text:style-name="P1">nmcli -s -g 802-11-wireless-security.psk connection</text:p>
      <text:p text:style-name="P1"/>
      <text:p text:style-name="P1">show wifinam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11:23:18.102553834</meta:creation-date>
    <dc:date>2024-01-24T11:24:48.204971130</dc:date>
    <meta:editing-duration>PT1M31S</meta:editing-duration>
    <meta:editing-cycles>1</meta:editing-cycles>
    <meta:document-statistic meta:table-count="0" meta:image-count="0" meta:object-count="0" meta:page-count="1" meta:paragraph-count="6" meta:word-count="26" meta:character-count="182" meta:non-whitespace-character-count="162"/>
    <meta:generator>LibreOffice/7.3.7.2$Linux_X86_64 LibreOffice_project/30$Build-2</meta:generator>
  </office:meta>
</office:document-meta>
</file>